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size="10pt" officeooo:rsid="03343866" officeooo:paragraph-rsid="033d5dfb" style:font-size-asian="8.75pt" style:font-size-complex="10pt"/>
    </style:style>
    <style:style style:name="P2" style:family="paragraph" style:parent-style-name="Text_20_body">
      <style:paragraph-properties fo:text-align="justify" style:justify-single-word="false"/>
      <style:text-properties fo:font-size="14pt" officeooo:rsid="03b19882" officeooo:paragraph-rsid="03b10200" style:font-size-asian="12.25pt" style:font-size-complex="14pt"/>
    </style:style>
    <style:style style:name="P3" style:family="paragraph" style:parent-style-name="Text_20_body">
      <style:paragraph-properties fo:text-align="justify" style:justify-single-word="false"/>
      <style:text-properties fo:font-size="14pt" officeooo:rsid="03a9078f" officeooo:paragraph-rsid="03b10200" style:font-size-asian="14pt" style:font-size-complex="14pt"/>
    </style:style>
    <style:style style:name="P4" style:family="paragraph" style:parent-style-name="Text_20_body">
      <style:paragraph-properties fo:text-align="justify" style:justify-single-word="false"/>
      <style:text-properties fo:font-size="13pt" officeooo:rsid="040d8eb0" officeooo:paragraph-rsid="040d8eb0" style:font-size-asian="13pt" style:font-size-complex="13pt"/>
    </style:style>
    <style:style style:name="P5" style:family="paragraph" style:parent-style-name="Text_20_body">
      <style:paragraph-properties fo:text-align="justify" style:justify-single-word="false"/>
      <style:text-properties fo:font-size="13pt" officeooo:rsid="0413c9cd" officeooo:paragraph-rsid="0413c9cd" style:font-size-asian="13pt" style:font-size-complex="13pt"/>
    </style:style>
    <style:style style:name="P6" style:family="paragraph" style:parent-style-name="Text_20_body">
      <style:paragraph-properties fo:text-align="justify" style:justify-single-word="false"/>
      <style:text-properties fo:font-size="13pt" officeooo:rsid="041b8df6" officeooo:paragraph-rsid="041b8df6" style:font-size-asian="13pt" style:font-size-complex="13pt"/>
    </style:style>
    <style:style style:name="P7" style:family="paragraph" style:parent-style-name="Text_20_body">
      <style:paragraph-properties fo:text-align="justify" style:justify-single-word="false"/>
      <style:text-properties fo:font-size="13pt" officeooo:rsid="042a375f" officeooo:paragraph-rsid="042a375f" style:font-size-asian="13pt" style:font-size-complex="13pt"/>
    </style:style>
    <style:style style:name="P8" style:family="paragraph" style:parent-style-name="Text_20_body">
      <style:paragraph-properties fo:text-align="justify" style:justify-single-word="false"/>
      <style:text-properties fo:font-size="13pt" officeooo:rsid="0445f2f3" officeooo:paragraph-rsid="0445f2f3" style:font-size-asian="13pt" style:font-size-complex="13pt"/>
    </style:style>
    <style:style style:name="P9" style:family="paragraph" style:parent-style-name="Text_20_body">
      <style:paragraph-properties fo:text-align="justify" style:justify-single-word="false"/>
      <style:text-properties fo:font-size="13pt" officeooo:rsid="044d57c2" officeooo:paragraph-rsid="044d57c2" style:font-size-asian="13pt" style:font-size-complex="13pt"/>
    </style:style>
    <style:style style:name="P10" style:family="paragraph" style:parent-style-name="Text_20_body">
      <style:paragraph-properties fo:text-align="justify" style:justify-single-word="false"/>
      <style:text-properties fo:font-size="13pt" officeooo:rsid="0450a78b" officeooo:paragraph-rsid="0450a78b" style:font-size-asian="13pt" style:font-size-complex="13pt"/>
    </style:style>
    <style:style style:name="P11" style:family="paragraph" style:parent-style-name="Text_20_body">
      <style:paragraph-properties fo:text-align="justify" style:justify-single-word="false"/>
      <style:text-properties fo:font-size="13pt" officeooo:rsid="0455fd6a" officeooo:paragraph-rsid="0455fd6a" style:font-size-asian="13pt" style:font-size-complex="13pt"/>
    </style:style>
    <style:style style:name="P12" style:family="paragraph" style:parent-style-name="Text_20_body">
      <style:paragraph-properties fo:text-align="justify" style:justify-single-word="false"/>
      <style:text-properties fo:font-size="13pt" officeooo:rsid="039bb3fc" officeooo:paragraph-rsid="039bb3fc" style:font-size-asian="13pt" style:font-size-complex="13pt"/>
    </style:style>
    <style:style style:name="P13" style:family="paragraph" style:parent-style-name="Text_20_body">
      <style:paragraph-properties fo:text-align="justify" style:justify-single-word="false"/>
      <style:text-properties fo:font-size="13pt" officeooo:rsid="039de60a" officeooo:paragraph-rsid="03a1e33b" style:font-size-asian="13pt" style:font-size-complex="13pt"/>
    </style:style>
    <style:style style:name="P14" style:family="paragraph" style:parent-style-name="Text_20_body">
      <style:paragraph-properties fo:text-align="justify" style:justify-single-word="false"/>
      <style:text-properties fo:font-size="13pt" officeooo:rsid="03a7a4b3" officeooo:paragraph-rsid="03a7a4b3" style:font-size-asian="13pt" style:font-size-complex="13pt"/>
    </style:style>
    <style:style style:name="P15" style:family="paragraph" style:parent-style-name="Text_20_body">
      <style:paragraph-properties fo:text-align="justify" style:justify-single-word="false"/>
      <style:text-properties fo:font-size="12pt" officeooo:rsid="03b85460" officeooo:paragraph-rsid="03b9b0ac" style:font-size-asian="12pt" style:font-size-complex="12pt"/>
    </style:style>
    <style:style style:name="P16" style:family="paragraph" style:parent-style-name="Text_20_body">
      <style:paragraph-properties fo:text-align="justify" style:justify-single-word="false"/>
      <style:text-properties fo:font-size="12pt" officeooo:rsid="03b85460" officeooo:paragraph-rsid="045cc268" style:font-size-asian="12pt" style:font-size-complex="12pt"/>
    </style:style>
    <style:style style:name="P17" style:family="paragraph" style:parent-style-name="Text_20_body">
      <style:paragraph-properties fo:text-align="justify" style:justify-single-word="false"/>
      <style:text-properties fo:font-size="12pt" officeooo:rsid="043686b6" officeooo:paragraph-rsid="043686b6" style:font-size-asian="12pt" style:font-size-complex="12pt"/>
    </style:style>
    <style:style style:name="P18" style:family="paragraph" style:parent-style-name="Text_20_body">
      <style:paragraph-properties fo:text-align="justify" style:justify-single-word="false"/>
      <style:text-properties fo:font-size="12pt" officeooo:rsid="04380ef6" officeooo:paragraph-rsid="04fa0c4e" style:font-size-asian="12pt" style:font-size-complex="12pt"/>
    </style:style>
    <style:style style:name="P19" style:family="paragraph" style:parent-style-name="Text_20_body">
      <style:paragraph-properties fo:text-align="justify" style:justify-single-word="false"/>
      <style:text-properties fo:font-size="18pt" officeooo:rsid="045671ec" officeooo:paragraph-rsid="045671ec" style:font-size-asian="18pt" style:font-size-complex="18pt"/>
    </style:style>
    <style:style style:name="P20" style:family="paragraph" style:parent-style-name="Text_20_body">
      <style:paragraph-properties fo:text-align="justify" style:justify-single-word="false"/>
      <style:text-properties fo:font-size="18pt" officeooo:rsid="04579c48" officeooo:paragraph-rsid="04579c48" style:font-size-asian="18pt" style:font-size-complex="18pt"/>
    </style:style>
    <style:style style:name="P21" style:family="paragraph" style:parent-style-name="Text_20_body">
      <style:paragraph-properties fo:text-align="center" style:justify-single-word="false"/>
      <style:text-properties fo:font-size="18pt" officeooo:rsid="04579c48" officeooo:paragraph-rsid="04579c48" style:font-size-asian="18pt" style:font-size-complex="18pt"/>
    </style:style>
    <style:style style:name="P22" style:family="paragraph" style:parent-style-name="Text_20_body">
      <style:paragraph-properties fo:text-align="justify" style:justify-single-word="false" fo:break-before="page"/>
      <style:text-properties fo:font-size="14pt" officeooo:rsid="03a7a4b3" officeooo:paragraph-rsid="03a7b3ab" style:font-size-asian="14pt" style:font-size-complex="14pt"/>
    </style:style>
    <style:style style:name="P23" style:family="paragraph" style:parent-style-name="Text_20_body">
      <style:paragraph-properties fo:text-align="justify" style:justify-single-word="false" fo:break-before="page"/>
      <style:text-properties fo:font-size="13pt" officeooo:rsid="04056e47" officeooo:paragraph-rsid="04056e47" style:font-size-asian="13pt" style:font-size-complex="13pt"/>
    </style:style>
    <style:style style:name="P24" style:family="paragraph" style:parent-style-name="Text_20_body">
      <style:paragraph-properties fo:text-align="justify" style:justify-single-word="false" fo:break-before="page"/>
      <style:text-properties fo:font-size="13pt" officeooo:rsid="041b8df6" officeooo:paragraph-rsid="041b8df6" style:font-size-asian="13pt" style:font-size-complex="13pt"/>
    </style:style>
    <style:style style:name="P25" style:family="paragraph" style:parent-style-name="Text_20_body">
      <style:paragraph-properties fo:text-align="justify" style:justify-single-word="false" fo:break-before="page"/>
      <style:text-properties fo:font-size="13pt" officeooo:rsid="04201ff9" officeooo:paragraph-rsid="04210e72" style:font-size-asian="13pt" style:font-size-complex="13pt"/>
    </style:style>
    <style:style style:name="P26" style:family="paragraph" style:parent-style-name="Text_20_body">
      <style:paragraph-properties fo:text-align="justify" style:justify-single-word="false" fo:break-before="page"/>
      <style:text-properties fo:font-size="12pt" officeooo:rsid="039bb3fc" officeooo:paragraph-rsid="039bb3fc" style:font-size-asian="12pt" style:font-size-complex="12pt"/>
    </style:style>
    <style:style style:name="P27" style:family="paragraph" style:parent-style-name="Text_20_body">
      <style:paragraph-properties fo:text-align="justify" style:justify-single-word="false" fo:break-before="page"/>
      <style:text-properties fo:font-size="12pt" officeooo:rsid="043287ee" officeooo:paragraph-rsid="043287ee" style:font-size-asian="12pt" style:font-size-complex="12pt"/>
    </style:style>
    <style:style style:name="P28" style:family="paragraph" style:parent-style-name="Text_20_body">
      <style:paragraph-properties fo:text-align="justify" style:justify-single-word="false" fo:break-before="page"/>
      <style:text-properties fo:font-size="12pt" officeooo:rsid="04380ef6" officeooo:paragraph-rsid="04fa0c4e" style:font-size-asian="12pt" style:font-size-complex="12pt"/>
    </style:style>
    <style:style style:name="P29" style:family="paragraph" style:parent-style-name="Text_20_body">
      <style:paragraph-properties fo:text-align="justify" style:justify-single-word="false" fo:break-before="page"/>
      <style:text-properties fo:font-size="16pt" officeooo:rsid="03b19882" officeooo:paragraph-rsid="03b19882" style:font-size-asian="16pt" style:font-size-complex="16pt"/>
    </style:style>
    <style:style style:name="P30" style:family="paragraph" style:parent-style-name="Text_20_body">
      <style:paragraph-properties fo:text-align="justify" style:justify-single-word="false" fo:break-before="page"/>
      <style:text-properties fo:font-size="18pt" officeooo:rsid="045671ec" officeooo:paragraph-rsid="045671ec" style:font-size-asian="18pt" style:font-size-complex="18pt"/>
    </style:style>
    <style:style style:name="P31" style:family="paragraph" style:parent-style-name="Text_20_body">
      <style:paragraph-properties fo:text-align="justify" style:justify-single-word="false" fo:break-before="page"/>
      <style:text-properties fo:font-size="20pt" officeooo:rsid="03fdd32a" officeooo:paragraph-rsid="03fe6cf6" style:font-size-asian="20pt" style:font-size-complex="20pt"/>
    </style:style>
    <style:style style:name="P32" style:family="paragraph" style:parent-style-name="Title">
      <style:text-properties fo:font-size="34pt" style:font-size-asian="34pt" style:font-size-complex="34pt"/>
    </style:style>
    <style:style style:name="T1" style:family="text">
      <style:text-properties officeooo:rsid="039bb3fc"/>
    </style:style>
    <style:style style:name="T2" style:family="text">
      <style:text-properties officeooo:rsid="039de60a"/>
    </style:style>
    <style:style style:name="T3" style:family="text">
      <style:text-properties officeooo:rsid="039f91d0"/>
    </style:style>
    <style:style style:name="T4" style:family="text">
      <style:text-properties officeooo:rsid="039ff44e"/>
    </style:style>
    <style:style style:name="T5" style:family="text">
      <style:text-properties officeooo:rsid="03a07f1b"/>
    </style:style>
    <style:style style:name="T6" style:family="text">
      <style:text-properties officeooo:rsid="03a1e33b"/>
    </style:style>
    <style:style style:name="T7" style:family="text">
      <style:text-properties officeooo:rsid="03a248bd"/>
    </style:style>
    <style:style style:name="T8" style:family="text">
      <style:text-properties officeooo:rsid="03a4740c"/>
    </style:style>
    <style:style style:name="T9" style:family="text">
      <style:text-properties officeooo:rsid="03abdea6"/>
    </style:style>
    <style:style style:name="T10" style:family="text">
      <style:text-properties officeooo:rsid="03adb2be"/>
    </style:style>
    <style:style style:name="T11" style:family="text">
      <style:text-properties officeooo:rsid="03b10200"/>
    </style:style>
    <style:style style:name="T12" style:family="text">
      <style:text-properties officeooo:rsid="03b22a8e"/>
    </style:style>
    <style:style style:name="T13" style:family="text">
      <style:text-properties officeooo:rsid="03b41285"/>
    </style:style>
    <style:style style:name="T14" style:family="text">
      <style:text-properties officeooo:rsid="03b4a3f6"/>
    </style:style>
    <style:style style:name="T15" style:family="text">
      <style:text-properties officeooo:rsid="03bce974"/>
    </style:style>
    <style:style style:name="T16" style:family="text">
      <style:text-properties officeooo:rsid="03c0ddd6"/>
    </style:style>
    <style:style style:name="T17" style:family="text">
      <style:text-properties officeooo:rsid="03c5462f"/>
    </style:style>
    <style:style style:name="T18" style:family="text">
      <style:text-properties officeooo:rsid="03c9d62c"/>
    </style:style>
    <style:style style:name="T19" style:family="text">
      <style:text-properties officeooo:rsid="03ca7ecd"/>
    </style:style>
    <style:style style:name="T20" style:family="text">
      <style:text-properties officeooo:rsid="03cbca2d"/>
    </style:style>
    <style:style style:name="T21" style:family="text">
      <style:text-properties fo:font-size="13pt" fo:font-style="normal" officeooo:rsid="043d7a51" style:font-size-asian="13pt" style:font-style-asian="normal" style:font-size-complex="13pt" style:font-style-complex="normal"/>
    </style:style>
    <style:style style:name="T22" style:family="text">
      <style:text-properties fo:font-size="13pt" fo:font-style="normal" officeooo:rsid="0444d668" style:font-size-asian="13pt" style:font-style-asian="normal" style:font-size-complex="13pt" style:font-style-complex="normal"/>
    </style:style>
    <style:style style:name="T23" style:family="text">
      <style:text-properties fo:font-size="13pt" fo:font-style="normal" officeooo:rsid="0449b152" style:font-size-asian="13pt" style:font-style-asian="normal" style:font-size-complex="13pt" style:font-style-complex="normal"/>
    </style:style>
    <style:style style:name="T24" style:family="text">
      <style:text-properties fo:font-size="13pt" fo:font-style="normal" officeooo:rsid="04fcd2d0" style:font-size-asian="13pt" style:font-style-asian="normal" style:font-size-complex="13pt" style:font-style-complex="normal"/>
    </style:style>
    <style:style style:name="T25" style:family="text">
      <style:text-properties officeooo:rsid="03d13b0c"/>
    </style:style>
    <style:style style:name="T26" style:family="text">
      <style:text-properties officeooo:rsid="03d7c7fc"/>
    </style:style>
    <style:style style:name="T27" style:family="text">
      <style:text-properties officeooo:rsid="03e007a5"/>
    </style:style>
    <style:style style:name="T28" style:family="text">
      <style:text-properties officeooo:rsid="03e14954"/>
    </style:style>
    <style:style style:name="T29" style:family="text">
      <style:text-properties officeooo:rsid="03e5cbbd"/>
    </style:style>
    <style:style style:name="T30" style:family="text">
      <style:text-properties officeooo:rsid="03e6d3c2"/>
    </style:style>
    <style:style style:name="T31" style:family="text">
      <style:text-properties officeooo:rsid="03ea30c7"/>
    </style:style>
    <style:style style:name="T32" style:family="text">
      <style:text-properties officeooo:rsid="03eaf00b"/>
    </style:style>
    <style:style style:name="T33" style:family="text">
      <style:text-properties officeooo:rsid="03eb7e68"/>
    </style:style>
    <style:style style:name="T34" style:family="text">
      <style:text-properties officeooo:rsid="03ee7dc4"/>
    </style:style>
    <style:style style:name="T35" style:family="text">
      <style:text-properties officeooo:rsid="03f48995"/>
    </style:style>
    <style:style style:name="T36" style:family="text">
      <style:text-properties officeooo:rsid="03f9ccb5"/>
    </style:style>
    <style:style style:name="T37" style:family="text">
      <style:text-properties officeooo:rsid="03fa5c00"/>
    </style:style>
    <style:style style:name="T38" style:family="text">
      <style:text-properties officeooo:rsid="03fc13e1"/>
    </style:style>
    <style:style style:name="T39" style:family="text">
      <style:text-properties officeooo:rsid="03fe6cf6"/>
    </style:style>
    <style:style style:name="T40" style:family="text">
      <style:text-properties officeooo:rsid="03ffd8eb"/>
    </style:style>
    <style:style style:name="T41" style:family="text">
      <style:text-properties officeooo:rsid="04016a7c"/>
    </style:style>
    <style:style style:name="T42" style:family="text">
      <style:text-properties officeooo:rsid="04044ffa"/>
    </style:style>
    <style:style style:name="T43" style:family="text">
      <style:text-properties officeooo:rsid="0407fada"/>
    </style:style>
    <style:style style:name="T44" style:family="text">
      <style:text-properties officeooo:rsid="040dd033"/>
    </style:style>
    <style:style style:name="T45" style:family="text">
      <style:text-properties officeooo:rsid="040ebe95"/>
    </style:style>
    <style:style style:name="T46" style:family="text">
      <style:text-properties officeooo:rsid="041093f4"/>
    </style:style>
    <style:style style:name="T47" style:family="text">
      <style:text-properties officeooo:rsid="0412e9b7"/>
    </style:style>
    <style:style style:name="T48" style:family="text">
      <style:text-properties officeooo:rsid="0414c956"/>
    </style:style>
    <style:style style:name="T49" style:family="text">
      <style:text-properties officeooo:rsid="0415b499"/>
    </style:style>
    <style:style style:name="T50" style:family="text">
      <style:text-properties officeooo:rsid="041a506a"/>
    </style:style>
    <style:style style:name="T51" style:family="text">
      <style:text-properties officeooo:rsid="041c95ee"/>
    </style:style>
    <style:style style:name="T52" style:family="text">
      <style:text-properties officeooo:rsid="041ca73b"/>
    </style:style>
    <style:style style:name="T53" style:family="text">
      <style:text-properties officeooo:rsid="041dd658"/>
    </style:style>
    <style:style style:name="T54" style:family="text">
      <style:text-properties officeooo:rsid="041fce3b"/>
    </style:style>
    <style:style style:name="T55" style:family="text">
      <style:text-properties officeooo:rsid="04210e72"/>
    </style:style>
    <style:style style:name="T56" style:family="text">
      <style:text-properties officeooo:rsid="0422237d"/>
    </style:style>
    <style:style style:name="T57" style:family="text">
      <style:text-properties officeooo:rsid="04247815"/>
    </style:style>
    <style:style style:name="T58" style:family="text">
      <style:text-properties officeooo:rsid="04285412"/>
    </style:style>
    <style:style style:name="T59" style:family="text">
      <style:text-properties officeooo:rsid="042dbab9"/>
    </style:style>
    <style:style style:name="T60" style:family="text">
      <style:text-properties officeooo:rsid="042fcacb"/>
    </style:style>
    <style:style style:name="T61" style:family="text">
      <style:text-properties officeooo:rsid="0434d014"/>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438fe94" style:font-style-asian="normal" style:font-style-complex="normal"/>
    </style:style>
    <style:style style:name="T65" style:family="text">
      <style:text-properties fo:font-style="normal" officeooo:rsid="043a978a" style:font-style-asian="normal" style:font-style-complex="normal"/>
    </style:style>
    <style:style style:name="T66" style:family="text">
      <style:text-properties fo:font-style="normal" officeooo:rsid="043ccb54" style:font-style-asian="normal" style:font-style-complex="normal"/>
    </style:style>
    <style:style style:name="T67" style:family="text">
      <style:text-properties fo:font-style="normal" officeooo:rsid="043d7a51" style:font-style-asian="normal" style:font-style-complex="normal"/>
    </style:style>
    <style:style style:name="T68" style:family="text">
      <style:text-properties fo:font-style="normal" officeooo:rsid="043ecae1" style:font-style-asian="normal" style:font-style-complex="normal"/>
    </style:style>
    <style:style style:name="T69" style:family="text">
      <style:text-properties fo:font-style="normal" officeooo:rsid="043faa20" style:font-style-asian="normal" style:font-style-complex="normal"/>
    </style:style>
    <style:style style:name="T70" style:family="text">
      <style:text-properties fo:font-style="normal" officeooo:rsid="04439535" style:font-style-asian="normal" style:font-style-complex="normal"/>
    </style:style>
    <style:style style:name="T71" style:family="text">
      <style:text-properties fo:font-style="normal" officeooo:rsid="0447c776" style:font-style-asian="normal" style:font-style-complex="normal"/>
    </style:style>
    <style:style style:name="T72" style:family="text">
      <style:text-properties fo:font-style="normal" officeooo:rsid="0448f72f" style:font-style-asian="normal" style:font-style-complex="normal"/>
    </style:style>
    <style:style style:name="T73" style:family="text">
      <style:text-properties fo:font-style="normal" officeooo:rsid="0449b152" style:font-style-asian="normal" style:font-style-complex="normal"/>
    </style:style>
    <style:style style:name="T74" style:family="text">
      <style:text-properties fo:font-style="normal" officeooo:rsid="044dbdf1" style:font-style-asian="normal" style:font-style-complex="normal"/>
    </style:style>
    <style:style style:name="T75" style:family="text">
      <style:text-properties fo:font-style="normal" officeooo:rsid="044fba98" style:font-style-asian="normal" style:font-style-complex="normal"/>
    </style:style>
    <style:style style:name="T76" style:family="text">
      <style:text-properties fo:font-style="normal" officeooo:rsid="0451718d" style:font-style-asian="normal" style:font-style-complex="normal"/>
    </style:style>
    <style:style style:name="T77" style:family="text">
      <style:text-properties fo:font-style="normal" officeooo:rsid="045227b1" style:font-style-asian="normal" style:font-style-complex="normal"/>
    </style:style>
    <style:style style:name="T78" style:family="text">
      <style:text-properties fo:font-style="normal" officeooo:rsid="04536b3d" style:font-style-asian="normal" style:font-style-complex="normal"/>
    </style:style>
    <style:style style:name="T79" style:family="text">
      <style:text-properties fo:font-style="normal" officeooo:rsid="045407ac" style:font-style-asian="normal" style:font-style-complex="normal"/>
    </style:style>
    <style:style style:name="T80" style:family="text">
      <style:text-properties fo:font-style="normal" officeooo:rsid="0455fd6a" style:font-style-asian="normal" style:font-style-complex="normal"/>
    </style:style>
    <style:style style:name="T81" style:family="text">
      <style:text-properties fo:font-style="normal" officeooo:rsid="04ee3d00" style:font-style-asian="normal" style:font-style-complex="normal"/>
    </style:style>
    <style:style style:name="T82" style:family="text">
      <style:text-properties fo:font-style="normal" officeooo:rsid="04f0227e" style:font-style-asian="normal" style:font-style-complex="normal"/>
    </style:style>
    <style:style style:name="T83" style:family="text">
      <style:text-properties fo:font-style="normal" officeooo:rsid="04f1938d" style:font-style-asian="normal" style:font-style-complex="normal"/>
    </style:style>
    <style:style style:name="T84" style:family="text">
      <style:text-properties fo:font-style="normal" officeooo:rsid="04f4add8" style:font-style-asian="normal" style:font-style-complex="normal"/>
    </style:style>
    <style:style style:name="T85" style:family="text">
      <style:text-properties fo:font-style="normal" officeooo:rsid="04f620f6" style:font-style-asian="normal" style:font-style-complex="normal"/>
    </style:style>
    <style:style style:name="T86" style:family="text">
      <style:text-properties fo:font-style="normal" officeooo:rsid="04f7a307" style:font-style-asian="normal" style:font-style-complex="normal"/>
    </style:style>
    <style:style style:name="T87" style:family="text">
      <style:text-properties fo:font-style="normal" officeooo:rsid="04f8d49f" style:font-style-asian="normal" style:font-style-complex="normal"/>
    </style:style>
    <style:style style:name="T88" style:family="text">
      <style:text-properties fo:font-style="normal" officeooo:rsid="04fc4017" style:font-style-asian="normal" style:font-style-complex="normal"/>
    </style:style>
    <style:style style:name="T89" style:family="text">
      <style:text-properties fo:font-style="normal" officeooo:rsid="04ff42fa" style:font-style-asian="normal" style:font-style-complex="normal"/>
    </style:style>
    <style:style style:name="T90" style:family="text">
      <style:text-properties fo:font-style="normal" officeooo:rsid="05007f4e" style:font-style-asian="normal" style:font-style-complex="normal"/>
    </style:style>
    <style:style style:name="T91" style:family="text">
      <style:text-properties fo:font-style="normal" officeooo:rsid="0501cc70" style:font-style-asian="normal" style:font-style-complex="normal"/>
    </style:style>
    <style:style style:name="T92" style:family="text">
      <style:text-properties fo:font-style="normal" officeooo:rsid="050286ea" style:font-style-asian="normal" style:font-style-complex="normal"/>
    </style:style>
    <style:style style:name="T93" style:family="text">
      <style:text-properties fo:font-style="normal" officeooo:rsid="05038340" style:font-style-asian="normal" style:font-style-complex="normal"/>
    </style:style>
    <style:style style:name="T94" style:family="text">
      <style:text-properties fo:font-style="normal" officeooo:rsid="05056940" style:font-style-asian="normal" style:font-style-complex="normal"/>
    </style:style>
    <style:style style:name="T95" style:family="text">
      <style:text-properties fo:font-style="normal" officeooo:rsid="05096252" style:font-style-asian="normal" style:font-style-complex="normal"/>
    </style:style>
    <style:style style:name="T96" style:family="text">
      <style:text-properties fo:font-style="normal" officeooo:rsid="050d32aa" style:font-style-asian="normal" style:font-style-complex="normal"/>
    </style:style>
    <style:style style:name="T97" style:family="text">
      <style:text-properties fo:font-style="normal" officeooo:rsid="050e2f8d" style:font-style-asian="normal" style:font-style-complex="normal"/>
    </style:style>
    <style:style style:name="T98" style:family="text">
      <style:text-properties fo:font-style="normal" officeooo:rsid="0510e6b1" style:font-style-asian="normal" style:font-style-complex="normal"/>
    </style:style>
    <style:style style:name="T99" style:family="text">
      <style:text-properties officeooo:rsid="043773fb"/>
    </style:style>
    <style:style style:name="T100" style:family="text">
      <style:text-properties officeooo:rsid="043b7b7f"/>
    </style:style>
    <style:style style:name="T101" style:family="text">
      <style:text-properties fo:font-weight="bold" style:font-weight-asian="bold" style:font-weight-complex="bold"/>
    </style:style>
    <style:style style:name="T102" style:family="text">
      <style:text-properties officeooo:rsid="045cc268"/>
    </style:style>
    <style:style style:name="T103" style:family="text">
      <style:text-properties officeooo:rsid="0462521f"/>
    </style:style>
    <style:style style:name="T104" style:family="text">
      <style:text-properties officeooo:rsid="046a79f7"/>
    </style:style>
    <style:style style:name="T105" style:family="text">
      <style:text-properties officeooo:rsid="046b109b"/>
    </style:style>
    <style:style style:name="T106" style:family="text">
      <style:text-properties officeooo:rsid="046d83e1"/>
    </style:style>
    <style:style style:name="T107" style:family="text">
      <style:text-properties officeooo:rsid="046eeb78"/>
    </style:style>
    <style:style style:name="T108" style:family="text">
      <style:text-properties officeooo:rsid="046f9a18"/>
    </style:style>
    <style:style style:name="T109" style:family="text">
      <style:text-properties officeooo:rsid="046f9c79"/>
    </style:style>
    <style:style style:name="T110" style:family="text">
      <style:text-properties officeooo:rsid="046fc612"/>
    </style:style>
    <style:style style:name="T111" style:family="text">
      <style:text-properties officeooo:rsid="04711102"/>
    </style:style>
    <style:style style:name="T112" style:family="text">
      <style:text-properties officeooo:rsid="04711a13"/>
    </style:style>
    <style:style style:name="T113" style:family="text">
      <style:text-properties officeooo:rsid="04879104"/>
    </style:style>
    <style:style style:name="T114" style:family="text">
      <style:text-properties officeooo:rsid="0487d233"/>
    </style:style>
    <style:style style:name="T115" style:family="text">
      <style:text-properties officeooo:rsid="0487fcd6"/>
    </style:style>
    <style:style style:name="T116" style:family="text">
      <style:text-properties officeooo:rsid="04888ad3"/>
    </style:style>
    <style:style style:name="T117" style:family="text">
      <style:text-properties officeooo:rsid="048932d0"/>
    </style:style>
    <style:style style:name="T118" style:family="text">
      <style:text-properties officeooo:rsid="048a4a63"/>
    </style:style>
    <style:style style:name="T119" style:family="text">
      <style:text-properties officeooo:rsid="048a8c63"/>
    </style:style>
    <style:style style:name="T120" style:family="text">
      <style:text-properties officeooo:rsid="0491cef3"/>
    </style:style>
    <style:style style:name="T121" style:family="text">
      <style:text-properties officeooo:rsid="0494b2b9"/>
    </style:style>
    <style:style style:name="T122" style:family="text">
      <style:text-properties officeooo:rsid="049847ba"/>
    </style:style>
    <style:style style:name="T123" style:family="text">
      <style:text-properties officeooo:rsid="0498c48e"/>
    </style:style>
    <style:style style:name="T124" style:family="text">
      <style:text-properties officeooo:rsid="049abc0e"/>
    </style:style>
    <style:style style:name="T125" style:family="text">
      <style:text-properties officeooo:rsid="049d158e"/>
    </style:style>
    <style:style style:name="T126" style:family="text">
      <style:text-properties officeooo:rsid="04a16bcc"/>
    </style:style>
    <style:style style:name="T127" style:family="text">
      <style:text-properties officeooo:rsid="04a36393"/>
    </style:style>
    <style:style style:name="T128" style:family="text">
      <style:text-properties officeooo:rsid="04a61db8"/>
    </style:style>
    <style:style style:name="T129" style:family="text">
      <style:text-properties officeooo:rsid="04a6f338"/>
    </style:style>
    <style:style style:name="T130" style:family="text">
      <style:text-properties officeooo:rsid="04a8d1cb"/>
    </style:style>
    <style:style style:name="T131" style:family="text">
      <style:text-properties officeooo:rsid="04abee9b"/>
    </style:style>
    <style:style style:name="T132" style:family="text">
      <style:text-properties officeooo:rsid="04ac89bd"/>
    </style:style>
    <style:style style:name="T133" style:family="text">
      <style:text-properties officeooo:rsid="04ad42c4"/>
    </style:style>
    <style:style style:name="T134" style:family="text">
      <style:text-properties officeooo:rsid="04afdf19"/>
    </style:style>
    <style:style style:name="T135" style:family="text">
      <style:text-properties officeooo:rsid="04b57d81"/>
    </style:style>
    <style:style style:name="T136" style:family="text">
      <style:text-properties officeooo:rsid="04b5cb67"/>
    </style:style>
    <style:style style:name="T137" style:family="text">
      <style:text-properties officeooo:rsid="04ba19fe"/>
    </style:style>
    <style:style style:name="T138" style:family="text">
      <style:text-properties officeooo:rsid="04ba7e3e"/>
    </style:style>
    <style:style style:name="T139" style:family="text">
      <style:text-properties officeooo:rsid="04bbbe79"/>
    </style:style>
    <style:style style:name="T140" style:family="text">
      <style:text-properties officeooo:rsid="04c0bf4b"/>
    </style:style>
    <style:style style:name="T141" style:family="text">
      <style:text-properties officeooo:rsid="04c161ca"/>
    </style:style>
    <style:style style:name="T142" style:family="text">
      <style:text-properties officeooo:rsid="04c1cdea"/>
    </style:style>
    <style:style style:name="T143" style:family="text">
      <style:text-properties officeooo:rsid="04c2fdaf"/>
    </style:style>
    <style:style style:name="T144" style:family="text">
      <style:text-properties officeooo:rsid="04c30ec7"/>
    </style:style>
    <style:style style:name="T145" style:family="text">
      <style:text-properties officeooo:rsid="04c478cb"/>
    </style:style>
    <style:style style:name="T146" style:family="text">
      <style:text-properties officeooo:rsid="04c78572"/>
    </style:style>
    <style:style style:name="T147" style:family="text">
      <style:text-properties officeooo:rsid="04cc3a6f"/>
    </style:style>
    <style:style style:name="T148" style:family="text">
      <style:text-properties officeooo:rsid="04ced2d9"/>
    </style:style>
    <style:style style:name="T149" style:family="text">
      <style:text-properties officeooo:rsid="04cfc750"/>
    </style:style>
    <style:style style:name="T150" style:family="text">
      <style:text-properties officeooo:rsid="04d2f8d6"/>
    </style:style>
    <style:style style:name="T151" style:family="text">
      <style:text-properties officeooo:rsid="04d5bce0"/>
    </style:style>
    <style:style style:name="T152" style:family="text">
      <style:text-properties officeooo:rsid="04d77576"/>
    </style:style>
    <style:style style:name="T153" style:family="text">
      <style:text-properties officeooo:rsid="04d8c55f"/>
    </style:style>
    <style:style style:name="T154" style:family="text">
      <style:text-properties officeooo:rsid="04ddb1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2">Etching <text:span text:style-name="T1">machine<text:line-break/></text:span>heater controller</text:p>
      <text:p text:style-name="P26">This is a simple project made in two evenings, but it's either this or nothing, so I decided to post it anyway.</text:p>
      <text:p text:style-name="P16">Many <text:span text:style-name="T20">hobbyists </text:span>nowadays order PCBs from Chinese manufacturers <text:span text:style-name="T16">(</text:span><text:span text:style-name="T30">if you watch </text:span><text:span text:style-name="T16">certain YouTube channels </text:span><text:span text:style-name="T102">then </text:span><text:span text:style-name="T16">you definitely saw these annoying sponsor blocks)</text:span>. It's <text:span text:style-name="T28">relatively </text:span><text:span text:style-name="T27">cheap and </text:span>convenient, because you don't have to make a mess etching your own PCBs, but it has disadvantages too – <text:span text:style-name="T25">most importantly, </text:span>it takes <text:span text:style-name="T17">some </text:span>time for the manufacturer to <text:span text:style-name="T18">make and </text:span>deliver your PCB <text:span text:style-name="T19">from China</text:span>. It's not very convenient when you have an idea, a free weekend, and want to have it done here and now.</text:p>
      <text:p text:style-name="P15"><text:span text:style-name="T15">As </text:span><text:span text:style-name="T26">most of my projects are just </text:span><text:span text:style-name="T31">like </text:span><text:span text:style-name="T26">this – a quick project that I want done </text:span><text:span text:style-name="T29">here and </text:span><text:span text:style-name="T26">now – </text:span><text:span text:style-name="T15">I still, </text:span><text:span text:style-name="T103">in 2023,</text:span><text:span text:style-name="T15"> etch </text:span><text:span text:style-name="T32">virtually all of my </text:span><text:span text:style-name="T15">PCBs </text:span><text:span text:style-name="T33">myself.</text:span></text:p>
      <text:p text:style-name="P12"><text:soft-page-break/><text:span text:style-name="T34">That's why </text:span>I made a new controller for my PCB etching contraption. <text:span text:style-name="T2">It's a simple thermostat, really, </text:span><text:span text:style-name="T104">with an aquarium pump strapped to its case </text:span><text:span text:style-name="T120">(used to mix the solution)</text:span><text:span text:style-name="T104">, </text:span><text:span text:style-name="T2">but </text:span><text:span text:style-name="T105">it has </text:span><text:span text:style-name="T2">some </text:span><text:span text:style-name="T4">non-obvious </text:span><text:span text:style-name="T2">features.</text:span></text:p>
      <text:p text:style-name="P13">It senses the solution temperature with an LM35 sensor and drives the heater relay to keep it around 50°C. <text:span text:style-name="T3">Nothing fancy here, </text:span><text:span text:style-name="T121">no PID regulat</text:span><text:span text:style-name="T122">ion</text:span><text:span text:style-name="T121">, </text:span><text:span text:style-name="T123">it's </text:span><text:span text:style-name="T121">just a hysteresis-based on/off controller. T</text:span><text:span text:style-name="T3">here are </text:span><text:span text:style-name="T124">cheap, </text:span><text:span text:style-name="T3">ready-made controllers that do just that.</text:span></text:p>
      <text:p text:style-name="P14"><text:span text:style-name="T10">When </text:span><text:span text:style-name="T9">temperature </text:span>reaches 40°C, it emits a message that the solution is <text:span text:style-name="T125">warm enough for the PCB to be inserted into it. </text:span>It doesn't disable the heater yet.</text:p>
      <text:p text:style-name="P22"><text:span text:style-name="T35">Y</text:span>ou guessed <text:span text:style-name="T107">it </text:span>right, it's Morse code. <text:span text:style-name="T13">It says </text:span><text:span text:style-name="T12">„READY”. </text:span>Since I learned Morse code, I make most of my tools communicate with me <text:span text:style-name="T126">with </text:span>it, instead of some random pattern of beeps.</text:p>
      <text:p text:style-name="P3"><text:span text:style-name="T127">I</text:span><text:span text:style-name="T5">t </text:span><text:span text:style-name="T6">looks</text:span><text:span text:style-name="T5"> ugly, </text:span><text:span text:style-name="T127">BTW, </text:span><text:span text:style-name="T5">because I reused the old case (it's the </text:span><text:span text:style-name="T8">second</text:span><text:span text:style-name="T5"> iteration, </text:span><text:span text:style-name="T7">first one was created ~10 years ago</text:span><text:span text:style-name="T128">).</text:span></text:p>
      <text:p text:style-name="P3"><text:span text:style-name="T11">Heater is disabled when </text:span><text:span text:style-name="T129">temperature </text:span><text:span text:style-name="T11">reaches 50°C and reenabled once </text:span><text:span text:style-name="T130">it </text:span><text:span text:style-name="T11">falls to 49°C. </text:span><text:span text:style-name="T36">A small hysteresis, but it's enough (and tests show that it could be made even smaller, but there's no </text:span><text:span text:style-name="T131">real </text:span><text:span text:style-name="T36">need to </text:span><text:span text:style-name="T37">lower it</text:span><text:span text:style-name="T36">).</text:span></text:p>
      <text:p text:style-name="P2"/>
      <text:p text:style-name="P29">If a <text:span text:style-name="T132">temperature </text:span>reading falls out of a reasonable range (15°C – 55°C), <text:span text:style-name="T133">the controller </text:span>enters an error state, disables the heater, blinks the display, and emits a constant error <text:span text:style-name="T134">pattern</text:span> <text:span text:style-name="T14">(„LOW” or „HIGH”, again in Morse), </text:span><text:span text:style-name="T38">so I can go and check what happened</text:span>. <text:span text:style-name="T38">I didn't want to reenable the heater </text:span><text:span text:style-name="T135">if </text:span><text:span text:style-name="T38">temperature reache</text:span><text:span text:style-name="T135">d</text:span><text:span text:style-name="T38"> a valid range again, because if something's wrong (a connection to the sensor is intermittent, </text:span><text:span text:style-name="T136">or something</text:span><text:span text:style-name="T38">), I want to fix </text:span><text:span text:style-name="T139">it</text:span><text:span text:style-name="T38">, not </text:span><text:span text:style-name="T137">to </text:span><text:span text:style-name="T38">pretend </text:span><text:span text:style-name="T138">the problem </text:span><text:span text:style-name="T38">doesn't exist (and boil my solution).</text:span></text:p>
      <text:p text:style-name="P31">Hardware is very simple. <text:span text:style-name="T39">It consists of three boards. One is a 12 V PSU salvaged from some other device. Another is a relay board – it contains the relay, </text:span><text:span text:style-name="T41">its transistor,</text:span><text:span text:style-name="T39"> and </text:span><text:span text:style-name="T140">a </text:span><text:span text:style-name="T39">7805 voltage regulator. Third board is the controller itself. It contains an ATmega8A </text:span><text:span text:style-name="T42">MCU</text:span>, a display, a voltage reference (TL431), <text:span text:style-name="T39">and </text:span><text:span text:style-name="T40">a </text:span><text:span text:style-name="T39">buzzer.</text:span></text:p>
      <text:p text:style-name="P23">Software might <text:span text:style-name="T141">seem </text:span>overcomplicated, but I had plenty of flash space (8 kB, I used around 26% of it) <text:span text:style-name="T43">and I wanted to make sure that measurements are as accurate as possible.</text:span></text:p>
      <text:p text:style-name="P4"><text:span text:style-name="T46">CPU </text:span>is clocked with at internal 8 MHz RC oscillator. There's a timer (TIMER2) that fires <text:span text:style-name="T142">an overflow interrupt </text:span>at <text:span text:style-name="T45">around </text:span>488 Hz (<text:span text:style-name="T46">CPU clock </text:span><text:span text:style-name="T44">is </text:span>prescaled by 64 <text:span text:style-name="T44">and</text:span> timer <text:span text:style-name="T44">is </text:span>counting to 256 before overflowing). <text:span text:style-name="T143">Overflow ISR </text:span><text:span text:style-name="T47">handles the display refresh </text:span><text:span text:style-name="T144">(display is multiplexed)</text:span><text:span text:style-name="T47">, blinking, and buzzer (emitting Morse codes).</text:span></text:p>
      <text:p text:style-name="P6"><text:span text:style-name="T145">After </text:span>everything is initialized, program enters its main loop. In it, it resets the watchdog timer and enters idle sleep mode, waiting for the timer overflow event.</text:p>
      <text:p text:style-name="P24">Once timer overflow event fires and display and buzzer are refreshed, <text:span text:style-name="T146">the program has </text:span>2048 µs (minus time needed to handle timer's ISR) for other activities. One of these activities is reading the ADC.</text:p>
      <text:p text:style-name="P5">ADC <text:span text:style-name="T48">clock runs at 62.5 kHz (CPU clock prescaled by 128). It takes </text:span><text:span text:style-name="T113">25</text:span><text:span text:style-name="T48"> cycles, or </text:span><text:span text:style-name="T113">400</text:span><text:span text:style-name="T48"> µs, for the ADC to complete a measurement. </text:span><text:span text:style-name="T113">It's because ADC is enabled only for the conversion (otherwise entering the idle sleep mode would trigger it). </text:span><text:span text:style-name="T147">To lower the noise</text:span><text:span text:style-name="T49">, </text:span><text:span text:style-name="T113">conversion is </text:span><text:span text:style-name="T48">done in the ADC noise reduction sleep </text:span><text:span text:style-name="T114">mode </text:span><text:span text:style-name="T48">– </text:span><text:span text:style-name="T49">everything is halted except </text:span><text:span text:style-name="T115">the </text:span><text:span text:style-name="T49">ADC and asynchronous timer (TIMER2). That's why TIMER2 was chosen. </text:span><text:span text:style-name="T50">It won't overflow </text:span><text:span text:style-name="T51">mid-conversion</text:span><text:span text:style-name="T50">, because ADC starts </text:span><text:span text:style-name="T52">only </text:span><text:span text:style-name="T50">after the </text:span><text:span text:style-name="T51">CPU is woken up from the idle sleep </text:span><text:span text:style-name="T53">by the timer</text:span><text:span text:style-name="T54">'s </text:span><text:span text:style-name="T148">overflow </text:span><text:span text:style-name="T54">ISR</text:span><text:span text:style-name="T51">.</text:span></text:p>
      <text:p text:style-name="P25">Once <text:span text:style-name="T149">the </text:span>ADC <text:span text:style-name="T150">conversion is done, </text:span><text:span text:style-name="T151">a read value </text:span>is sent to the filter<text:span text:style-name="T59">ing</text:span> module, which performs <text:span text:style-name="T116">256 </text:span>oversampling cycles before actually using the (oversampled) value. <text:span text:style-name="T55">After </text:span><text:span text:style-name="T152">oversampling </text:span><text:span text:style-name="T55">(so at around </text:span><text:span text:style-name="T116">1</text:span><text:span text:style-name="T55">.</text:span><text:span text:style-name="T116">9</text:span><text:span text:style-name="T55"> Hz, or </text:span><text:span text:style-name="T116">almost two times per second</text:span><text:span text:style-name="T55">), </text:span><text:span text:style-name="T56">an oversampled value is sent to the moving average array, consisting of 16 slots. </text:span><text:span text:style-name="T57">If array is not full </text:span><text:span text:style-name="T153">(on boot)</text:span><text:span text:style-name="T57">, values are added to it. When it's finally full, it</text:span><text:span text:style-name="T60">'</text:span><text:span text:style-name="T57">s </text:span><text:span text:style-name="T58">shifted to make room for a new value and </text:span><text:span text:style-name="T57">used to calculate the average ADC reading. </text:span><text:span text:style-name="T58">This reading, after oversampling, will be huge, so </text:span><text:span text:style-name="T117">after averaging </text:span><text:span text:style-name="T58">it's normalized to 0 … 65472 (1023 × 1024) range.</text:span></text:p>
      <text:p text:style-name="P7">The oversampling <text:span text:style-name="T154">factor </text:span>is <text:span text:style-name="T118">quite </text:span>high, but it has been chosen mostly to keep the correct <text:span text:style-name="T119">display </text:span>refresh rate.</text:p>
      <text:p text:style-name="P27">One point to note is that after heater's relay changes its state, eight consecutive ADC readings are discarded. This is to further filter any ripples that might appear on the sensitive analog <text:span text:style-name="T61">line</text:span>.</text:p>
      <text:p text:style-name="P17">Anyway, after filter decides that it has done all its oversampling and calculated the moving average ADC value, this value is converted to temperature using a simple formula: <text:span text:style-name="T99">temp = </text:span>Uref × value ÷ 65536, <text:span text:style-name="T100">w</text:span>here <text:span text:style-name="T62">Uref</text:span><text:span text:style-name="T63"> is the voltage on the VREF pin measured after assembling everything (2472 mV).</text:span></text:p>
      <text:p text:style-name="P18"><text:span text:style-name="T63">LM35</text:span><text:span text:style-name="T81">'s </text:span><text:span text:style-name="T82">output </text:span><text:span text:style-name="T81">scale factor is </text:span><text:span text:style-name="T63">10 mV / °C, so after this calculation </text:span><text:span text:style-name="T64">the temperature will be </text:span><text:span text:style-name="T68">in </text:span><text:span text:style-name="T69">unit</text:span><text:span text:style-name="T83">s</text:span><text:span text:style-name="T69"> of </text:span><text:span text:style-name="T70">°C</text:span><text:span text:style-name="T68">/10 </text:span><text:span text:style-name="T64">(so, </text:span><text:span text:style-name="T65">for example,</text:span><text:span text:style-name="T64"> 20.5°C will be represented as 205). </text:span><text:span text:style-name="T87">This</text:span><text:span text:style-name="T85"> </text:span><text:span text:style-name="T84">fixed-point </text:span><text:span text:style-name="T86">approach </text:span><text:span text:style-name="T66">is convenient </text:span><text:span text:style-name="T67">and all other temperature comparisons use </text:span><text:span text:style-name="T88">these </text:span><text:span text:style-name="T67">unit</text:span><text:span text:style-name="T88">s </text:span><text:span text:style-name="T67">too.</text:span></text:p>
      <text:p text:style-name="P28"><text:span text:style-name="T21">N</text:span><text:span text:style-name="T22">ext, error condition is inspected (and possibly set, </text:span><text:span text:style-name="T23">together with the blinking mode and beeper</text:span><text:span text:style-name="T22">) and if there's no error, then heater hysteresis and </text:span><text:span text:style-name="T24">solution </text:span><text:span text:style-name="T22">readiness (40°C) detection is done.</text:span></text:p>
      <text:p text:style-name="P8"><text:span text:style-name="T63">After that, temperature value is converted to a 7-segment display </text:span><text:span text:style-name="T89">format</text:span><text:span text:style-name="T63">, a dot representing enabled heater output is added at the end (after the third digit), and </text:span><text:span text:style-name="T92">values for individual segments are </text:span><text:span text:style-name="T63">sent to the display module to be </text:span><text:span text:style-name="T71">updated </text:span><text:span text:style-name="T72">in the timer</text:span><text:span text:style-name="T94">'s ISR</text:span><text:span text:style-name="T72"> after it finishes multiplexing the current </text:span><text:span text:style-name="T93">set of values.</text:span></text:p>
      <text:p text:style-name="P9"><text:span text:style-name="T72">I</text:span><text:span text:style-name="T63">f the </text:span><text:span text:style-name="T74">temperature </text:span><text:span text:style-name="T63">reading exceeds 99.9°C, a display just displays „1” on the first position. I </text:span><text:span text:style-name="T75">wasted no time adding code to </text:span><text:span text:style-name="T63">handle temperatures above 99.9°C, because it's an error condition anyway.</text:span></text:p>
      <text:p text:style-name="P10"><text:soft-page-break/><text:span text:style-name="T63">Even in such simple (especially from the hardware point of view) project, and even after </text:span><text:span text:style-name="T76">using </text:span><text:span text:style-name="T95">AVR microcontrollers in my projects </text:span><text:span text:style-name="T63">for almost 20 years, I still made a mistake. </text:span><text:span text:style-name="T77">I wanted to use the full ADC range, at least on the upper side, so I initially added a voltage divider to provide the voltage reference of 800 mV. </text:span><text:span text:style-name="T78">It turned out that it's below specs for ATmega8A (and it's, </text:span><text:span text:style-name="T79">of course,</text:span><text:span text:style-name="T78"> </text:span><text:span text:style-name="T96">mentioned </text:span><text:span text:style-name="T78">in </text:span><text:span text:style-name="T98">the </text:span><text:span text:style-name="T78">electrical characteristics </text:span><text:span text:style-name="T97">section </text:span><text:span text:style-name="T78">of the datasheet) </text:span><text:span text:style-name="T80">and the result was a consistent reading of 0x3ff (1023, maximum ADC value), even when I switched the ADC multiplexer to sample ground value.</text:span></text:p>
      <text:p text:style-name="P11"><text:span text:style-name="T80">W</text:span><text:span text:style-name="T63">e always learn…</text:span></text:p>
      <text:p text:style-name="P30">Project files (.sch in Eagle format, .pcb in AutoTrax format) and firmware has been posted on GitHub:</text:p>
      <text:p text:style-name="P19">https://github.com/CircuitChaos/EtchingHeater</text:p>
      <text:p text:style-name="P20">Links is also in the description.</text:p>
      <text:p text:style-name="P20"/>
      <text:p text:style-name="P21"><text:span text:style-name="T101">Thanks for watch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mm" fo:margin-bottom="2.47mm" style:contextual-spacing="false" fo:line-height="120%" fo:text-align="justify" style:justify-single-word="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2.12mm" fo:margin-bottom="1.06m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1" text:display-levels="4">
        <style:list-level-properties text:list-level-position-and-space-mode="label-alignment">
          <style:list-level-label-alignment text:label-followed-by="space" fo:text-indent="-15.24mm" fo:margin-left="15.24mm"/>
        </style:list-level-properties>
      </text:outline-level-style>
      <text:outline-level-style text:level="5" style:num-format="1" text:display-levels="5">
        <style:list-level-properties text:list-level-position-and-space-mode="label-alignment">
          <style:list-level-label-alignment text:label-followed-by="space" fo:text-indent="-17.78mm" fo:margin-left="17.78mm"/>
        </style:list-level-properties>
      </text:outline-level-style>
      <text:outline-level-style text:level="6" style:num-format="1" text:display-levels="6">
        <style:list-level-properties text:list-level-position-and-space-mode="label-alignment">
          <style:list-level-label-alignment text:label-followed-by="space" fo:text-indent="-20.32mm" fo:margin-left="20.32mm"/>
        </style:list-level-properties>
      </text:outline-level-style>
      <text:outline-level-style text:level="7" style:num-format="1" text:display-levels="7">
        <style:list-level-properties text:list-level-position-and-space-mode="label-alignment">
          <style:list-level-label-alignment text:label-followed-by="space" fo:text-indent="-22.86mm" fo:margin-left="22.86mm"/>
        </style:list-level-properties>
      </text:outline-level-style>
      <text:outline-level-style text:level="8" style:num-format="1" text:display-levels="8">
        <style:list-level-properties text:list-level-position-and-space-mode="label-alignment">
          <style:list-level-label-alignment text:label-followed-by="space" fo:text-indent="-25.4mm" fo:margin-left="25.4mm"/>
        </style:list-level-properties>
      </text:outline-level-style>
      <text:outline-level-style text:level="9" style:num-format="1" text:display-levels="9">
        <style:list-level-properties text:list-level-position-and-space-mode="label-alignment">
          <style:list-level-label-alignment text:label-followed-by="space" fo:text-indent="-27.94mm" fo:margin-left="27.94mm"/>
        </style:list-level-properties>
      </text:outline-level-style>
      <text:outline-level-style text:level="10" style:num-format="1" text:display-levels="10">
        <style:list-level-properties text:list-level-position-and-space-mode="label-alignment">
          <style:list-level-label-alignment text:label-followed-by="space"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92mm" fo:page-height="108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23:50:42.677187925</meta:creation-date>
    <dc:title>Gof</dc:title>
    <meta:editing-duration>P11DT15H33M3S</meta:editing-duration>
    <meta:editing-cycles>1129</meta:editing-cycles>
    <meta:generator>LibreOffice/7.0.4.2$Linux_X86_64 LibreOffice_project/00$Build-2</meta:generator>
    <dc:date>2023-11-17T05:34:27.682782113</dc:date>
    <meta:document-statistic meta:table-count="0" meta:image-count="0" meta:object-count="0" meta:page-count="13" meta:paragraph-count="31" meta:word-count="1219" meta:character-count="7129" meta:non-whitespace-character-count="5935"/>
    <meta:template xlink:type="simple" xlink:actuate="onRequest" xlink:title="Gof" xlink:href="../../mnt/s/home/gof/.config/libreoffice/4/user/template/Gof.ott" meta:date="2021-10-25T23:50:42.552447088"/>
  </office:meta>
</office:document-meta>
</file>